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officeooo:rsid="0014ca1b" officeooo:paragraph-rsid="0014ca1b" style:font-size-asian="14pt" style:font-size-complex="14pt"/>
    </style:style>
    <style:style style:name="P2" style:family="paragraph" style:parent-style-name="Standard">
      <style:paragraph-properties fo:line-height="150%"/>
      <style:text-properties style:font-name="Ubuntu" fo:font-size="14pt" officeooo:rsid="00155d19" officeooo:paragraph-rsid="00155d19" style:font-size-asian="14pt" style:font-size-complex="14pt"/>
    </style:style>
    <style:style style:name="P3" style:family="paragraph" style:parent-style-name="Standard">
      <style:paragraph-properties fo:line-height="150%"/>
      <style:text-properties style:font-name="Ubuntu" fo:font-size="14pt" officeooo:rsid="00155d19" officeooo:paragraph-rsid="0017a4f5" style:font-size-asian="14pt" style:font-size-complex="14pt"/>
    </style:style>
    <style:style style:name="P4" style:family="paragraph" style:parent-style-name="Standard">
      <style:paragraph-properties fo:line-height="150%"/>
      <style:text-properties style:font-name="Ubuntu" fo:font-size="14pt" officeooo:paragraph-rsid="0017a4f5" style:font-size-asian="14pt" style:font-size-complex="14pt"/>
    </style:style>
    <style:style style:name="P5" style:family="paragraph" style:parent-style-name="Standard">
      <style:paragraph-properties fo:line-height="150%"/>
      <style:text-properties style:font-name="Ubuntu" fo:font-size="14pt" officeooo:rsid="001749fe" officeooo:paragraph-rsid="001749fe" style:font-size-asian="14pt" style:font-size-complex="14pt"/>
    </style:style>
    <style:style style:name="P6" style:family="paragraph" style:parent-style-name="Standard">
      <style:paragraph-properties fo:line-height="150%"/>
      <style:text-properties style:font-name="Ubuntu" fo:font-size="14pt" officeooo:rsid="0017a4f5" officeooo:paragraph-rsid="001be97b" style:font-size-asian="14pt" style:font-size-complex="14pt"/>
    </style:style>
    <style:style style:name="P7" style:family="paragraph" style:parent-style-name="Standard">
      <style:paragraph-properties fo:line-height="150%"/>
      <style:text-properties style:font-name="Ubuntu" fo:font-size="14pt" officeooo:rsid="001d40a6" officeooo:paragraph-rsid="001d40a6" style:font-size-asian="14pt" style:font-size-complex="14pt"/>
    </style:style>
    <style:style style:name="P8" style:family="paragraph" style:parent-style-name="Standard">
      <style:paragraph-properties fo:line-height="150%"/>
      <style:text-properties style:font-name="Ubuntu" fo:font-size="14pt" officeooo:rsid="001e4dec" officeooo:paragraph-rsid="001e4dec" style:font-size-asian="14pt" style:font-size-complex="14pt"/>
    </style:style>
    <style:style style:name="P9" style:family="paragraph" style:parent-style-name="Standard">
      <style:paragraph-properties fo:line-height="150%"/>
      <style:text-properties style:font-name="Ubuntu" fo:font-size="14pt" officeooo:rsid="001f2d00" officeooo:paragraph-rsid="001f2d00" style:font-size-asian="14pt" style:font-size-complex="14pt"/>
    </style:style>
    <style:style style:name="P10" style:family="paragraph" style:parent-style-name="Standard">
      <style:paragraph-properties fo:line-height="150%"/>
      <style:text-properties style:font-name="Ubuntu" fo:font-size="14pt" officeooo:rsid="001f2d00" officeooo:paragraph-rsid="001f7fef" style:font-size-asian="14pt" style:font-size-complex="14pt"/>
    </style:style>
    <style:style style:name="P11" style:family="paragraph" style:parent-style-name="Standard">
      <style:paragraph-properties fo:line-height="150%"/>
      <style:text-properties style:font-name="Ubuntu" fo:font-size="14pt" officeooo:rsid="001f7fef" officeooo:paragraph-rsid="001f7fef" style:font-size-asian="14pt" style:font-size-complex="14pt"/>
    </style:style>
    <style:style style:name="P12" style:family="paragraph" style:parent-style-name="Standard">
      <style:paragraph-properties fo:line-height="150%"/>
      <style:text-properties style:font-name="Ubuntu" fo:font-size="14pt" officeooo:rsid="00211b25" officeooo:paragraph-rsid="00211b25" style:font-size-asian="14pt" style:font-size-complex="14pt"/>
    </style:style>
    <style:style style:name="P13" style:family="paragraph" style:parent-style-name="Standard">
      <style:paragraph-properties fo:line-height="150%"/>
      <style:text-properties style:font-name="Ubuntu" fo:font-size="14pt" officeooo:rsid="0021510c" officeooo:paragraph-rsid="0021510c" style:font-size-asian="14pt" style:font-size-complex="14pt"/>
    </style:style>
    <style:style style:name="P14" style:family="paragraph" style:parent-style-name="Standard">
      <style:paragraph-properties fo:line-height="150%"/>
      <style:text-properties style:font-name="Ubuntu" fo:font-size="14pt" officeooo:rsid="0022ae3a" officeooo:paragraph-rsid="0022ae3a" style:font-size-asian="14pt" style:font-size-complex="14pt"/>
    </style:style>
    <style:style style:name="P15" style:family="paragraph" style:parent-style-name="Standard">
      <style:paragraph-properties fo:line-height="150%"/>
      <style:text-properties style:font-name="Ubuntu" fo:font-size="14pt" officeooo:rsid="0023185b" officeooo:paragraph-rsid="0023185b" style:font-size-asian="14pt" style:font-size-complex="14pt"/>
    </style:style>
    <style:style style:name="P16" style:family="paragraph" style:parent-style-name="Standard">
      <style:paragraph-properties fo:line-height="150%"/>
      <style:text-properties style:font-name="Ubuntu" fo:font-size="14pt" officeooo:rsid="0023243d" officeooo:paragraph-rsid="0023243d" style:font-size-asian="14pt" style:font-size-complex="14pt"/>
    </style:style>
    <style:style style:name="P17" style:family="paragraph" style:parent-style-name="Standard">
      <style:paragraph-properties fo:line-height="150%"/>
      <style:text-properties style:font-name="Ubuntu" fo:font-size="14pt" officeooo:rsid="0023e0ef" officeooo:paragraph-rsid="0023e0ef" style:font-size-asian="14pt" style:font-size-complex="14pt"/>
    </style:style>
    <style:style style:name="P18" style:family="paragraph" style:parent-style-name="Standard">
      <style:paragraph-properties fo:line-height="150%"/>
      <style:text-properties style:font-name="Ubuntu" fo:font-size="14pt" officeooo:rsid="0025bd2b" officeooo:paragraph-rsid="0025bd2b" style:font-size-asian="14pt" style:font-size-complex="14pt"/>
    </style:style>
    <style:style style:name="P19" style:family="paragraph" style:parent-style-name="Standard">
      <style:paragraph-properties fo:line-height="150%"/>
      <style:text-properties style:font-name="Ubuntu" fo:font-size="14pt" officeooo:rsid="0025bd2b" officeooo:paragraph-rsid="00291f03" style:font-size-asian="14pt" style:font-size-complex="14pt"/>
    </style:style>
    <style:style style:name="P20" style:family="paragraph" style:parent-style-name="Standard">
      <style:paragraph-properties fo:line-height="150%"/>
      <style:text-properties style:font-name="Ubuntu" fo:font-size="14pt" officeooo:rsid="0029980a" officeooo:paragraph-rsid="0029980a" style:font-size-asian="14pt" style:font-size-complex="14pt"/>
    </style:style>
    <style:style style:name="P21" style:family="paragraph" style:parent-style-name="Standard">
      <style:paragraph-properties fo:line-height="150%"/>
      <style:text-properties style:font-name="Ubuntu" fo:font-size="14pt" officeooo:rsid="002a470c" officeooo:paragraph-rsid="002a470c" style:font-size-asian="14pt" style:font-size-complex="14pt"/>
    </style:style>
    <style:style style:name="P22" style:family="paragraph" style:parent-style-name="Standard">
      <style:paragraph-properties fo:line-height="150%"/>
      <style:text-properties style:font-name="Ubuntu" fo:font-size="14pt" officeooo:rsid="002afea1" officeooo:paragraph-rsid="002afea1" style:font-size-asian="14pt" style:font-size-complex="14pt"/>
    </style:style>
    <style:style style:name="P23" style:family="paragraph" style:parent-style-name="Standard">
      <style:paragraph-properties fo:line-height="150%"/>
      <style:text-properties style:font-name="Ubuntu" fo:font-size="14pt" officeooo:rsid="002afea1" officeooo:paragraph-rsid="002b33cb" style:font-size-asian="14pt" style:font-size-complex="14pt"/>
    </style:style>
    <style:style style:name="P24" style:family="paragraph" style:parent-style-name="Standard">
      <style:paragraph-properties fo:line-height="150%"/>
      <style:text-properties style:font-name="Ubuntu" fo:font-size="14pt" officeooo:rsid="002b33cb" officeooo:paragraph-rsid="002b33cb" style:font-size-asian="14pt" style:font-size-complex="14pt"/>
    </style:style>
    <style:style style:name="P25" style:family="paragraph" style:parent-style-name="Standard">
      <style:paragraph-properties fo:line-height="150%"/>
      <style:text-properties style:font-name="Ubuntu" fo:font-size="14pt" officeooo:rsid="00211b25" officeooo:paragraph-rsid="00211b25" fo:background-color="#dddddd" style:font-size-asian="14pt" style:font-size-complex="14pt"/>
    </style:style>
    <style:style style:name="P26" style:family="paragraph" style:parent-style-name="Standard">
      <style:paragraph-properties fo:line-height="150%"/>
      <style:text-properties style:font-name="Ubuntu" fo:font-size="14pt" officeooo:rsid="0022ae3a" officeooo:paragraph-rsid="0022ae3a" fo:background-color="#dddddd" style:font-size-asian="14pt" style:font-size-complex="14pt"/>
    </style:style>
    <style:style style:name="P27" style:family="paragraph" style:parent-style-name="Standard">
      <style:paragraph-properties fo:line-height="150%"/>
      <style:text-properties style:font-name="Ubuntu" fo:font-size="14pt" officeooo:rsid="0023e0ef" officeooo:paragraph-rsid="0023e0ef" fo:background-color="#dddddd" style:font-size-asian="14pt" style:font-size-complex="14pt"/>
    </style:style>
    <style:style style:name="P28" style:family="paragraph" style:parent-style-name="Standard">
      <style:paragraph-properties fo:line-height="150%"/>
      <style:text-properties style:font-name="Ubuntu" fo:font-size="14pt" officeooo:rsid="002a470c" officeooo:paragraph-rsid="002a470c" fo:background-color="#dddddd" style:font-size-asian="14pt" style:font-size-complex="14pt"/>
    </style:style>
    <style:style style:name="P29" style:family="paragraph" style:parent-style-name="Standard">
      <style:paragraph-properties fo:line-height="150%"/>
      <style:text-properties style:font-name="Ubuntu" fo:font-size="14pt" officeooo:rsid="002ad0d0" officeooo:paragraph-rsid="002ad0d0" fo:background-color="#dddddd" style:font-size-asian="14pt" style:font-size-complex="14pt"/>
    </style:style>
    <style:style style:name="P30" style:family="paragraph" style:parent-style-name="Standard">
      <style:paragraph-properties fo:line-height="150%"/>
      <style:text-properties style:font-name="Ubuntu" fo:font-size="14pt" officeooo:rsid="002afea1" officeooo:paragraph-rsid="002afea1" fo:background-color="#dddddd" style:font-size-asian="14pt" style:font-size-complex="14pt"/>
    </style:style>
    <style:style style:name="P31" style:family="paragraph" style:parent-style-name="Heading_20_1">
      <style:paragraph-properties fo:line-height="150%" fo:text-align="center" style:justify-single-word="false"/>
      <style:text-properties style:font-name="Ubuntu"/>
    </style:style>
    <style:style style:name="P32" style:family="paragraph" style:parent-style-name="Heading_20_2">
      <style:paragraph-properties fo:line-height="150%" fo:text-align="center" style:justify-single-word="false"/>
      <style:text-properties style:font-name="Ubuntu"/>
    </style:style>
    <style:style style:name="P33" style:family="paragraph" style:parent-style-name="Heading_20_2">
      <style:paragraph-properties fo:line-height="150%" fo:text-align="center" style:justify-single-word="false"/>
      <style:text-properties style:font-name="Ubuntu" fo:font-size="16.1000003814697pt" fo:font-weight="bold" officeooo:rsid="0025bd2b" officeooo:paragraph-rsid="0025bd2b" style:font-name-asian="Noto Sans CJK SC" style:font-size-asian="16.1000003814697pt" style:font-weight-asian="bold" style:font-name-complex="Lohit Devanagari" style:font-size-complex="16.1000003814697pt" style:font-weight-complex="bold"/>
    </style:style>
    <style:style style:name="P34" style:family="paragraph" style:parent-style-name="Heading_20_2">
      <style:paragraph-properties fo:line-height="150%" fo:text-align="center" style:justify-single-word="false"/>
      <style:text-properties style:font-name="Ubuntu"/>
    </style:style>
    <style:style style:name="P35" style:family="paragraph" style:parent-style-name="Heading_20_3">
      <style:paragraph-properties fo:text-align="center" style:justify-single-word="false"/>
      <style:text-properties style:font-name="Ubuntu"/>
    </style:style>
    <style:style style:name="P36" style:family="paragraph" style:parent-style-name="Heading_20_3">
      <style:paragraph-properties fo:line-height="150%" fo:text-align="center" style:justify-single-word="false"/>
      <style:text-properties style:font-name="Ubuntu"/>
    </style:style>
    <style:style style:name="P37" style:family="paragraph" style:parent-style-name="Standard">
      <style:paragraph-properties fo:line-height="150%"/>
      <style:text-properties style:font-name="Ubuntu" fo:font-size="14pt" officeooo:rsid="001749fe" officeooo:paragraph-rsid="001749fe" style:font-size-asian="14pt" style:font-size-complex="14pt"/>
    </style:style>
    <style:style style:name="P38" style:family="paragraph" style:parent-style-name="Standard">
      <style:paragraph-properties fo:line-height="150%"/>
      <style:text-properties style:font-name="Ubuntu" fo:font-size="14pt" officeooo:rsid="001be97b" officeooo:paragraph-rsid="001be97b" style:font-size-asian="14pt" style:font-size-complex="14pt"/>
    </style:style>
    <style:style style:name="P39" style:family="paragraph" style:parent-style-name="Standard">
      <style:paragraph-properties fo:line-height="150%"/>
      <style:text-properties style:font-name="Ubuntu" fo:font-size="14pt" officeooo:rsid="002f43b8" officeooo:paragraph-rsid="002f43b8" style:font-size-asian="14pt" style:font-size-complex="14pt"/>
    </style:style>
    <style:style style:name="P40" style:family="paragraph" style:parent-style-name="Standard">
      <style:paragraph-properties fo:line-height="150%" fo:text-align="center" style:justify-single-word="false"/>
      <style:text-properties style:font-name="Ubuntu" fo:font-size="14pt" officeooo:rsid="002f43b8" officeooo:paragraph-rsid="002f43b8" style:font-size-asian="14pt" style:font-size-complex="14pt"/>
    </style:style>
    <style:style style:name="T1" style:family="text">
      <style:text-properties officeooo:rsid="0015f3e4"/>
    </style:style>
    <style:style style:name="T2" style:family="text">
      <style:text-properties officeooo:rsid="001749fe"/>
    </style:style>
    <style:style style:name="T3" style:family="text">
      <style:text-properties fo:font-weight="bold" style:font-weight-asian="bold" style:font-weight-complex="bold"/>
    </style:style>
    <style:style style:name="T4" style:family="text">
      <style:text-properties officeooo:rsid="00190d7e"/>
    </style:style>
    <style:style style:name="T5" style:family="text">
      <style:text-properties officeooo:rsid="001a9745"/>
    </style:style>
    <style:style style:name="T6" style:family="text">
      <style:text-properties officeooo:rsid="001be97b"/>
    </style:style>
    <style:style style:name="T7" style:family="text">
      <style:text-properties officeooo:rsid="001e4dec"/>
    </style:style>
    <style:style style:name="T8" style:family="text">
      <style:text-properties officeooo:rsid="001f7fef"/>
    </style:style>
    <style:style style:name="T9" style:family="text">
      <style:text-properties officeooo:rsid="00211b25"/>
    </style:style>
    <style:style style:name="T10" style:family="text">
      <style:text-properties officeooo:rsid="0022ae3a"/>
    </style:style>
    <style:style style:name="T11" style:family="text">
      <style:text-properties fo:background-color="transparent" loext:char-shading-value="0"/>
    </style:style>
    <style:style style:name="T12" style:family="text">
      <style:text-properties officeooo:rsid="002712fd"/>
    </style:style>
    <style:style style:name="T13" style:family="text">
      <style:text-properties officeooo:rsid="00290259"/>
    </style:style>
    <style:style style:name="T14" style:family="text">
      <style:text-properties officeooo:rsid="00291f03"/>
    </style:style>
    <style:style style:name="T15" style:family="text">
      <style:text-properties officeooo:rsid="002a470c"/>
    </style:style>
    <style:style style:name="T16" style:family="text">
      <style:text-properties officeooo:rsid="002ad0d0"/>
    </style:style>
    <style:style style:name="T17" style:family="text">
      <style:text-properties officeooo:rsid="002b33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Acessibilidade 01</text:h>
      <text:p text:style-name="P1">Grande parte do conteudo na internet pode se tornar mais acessivel apenas com a utilização correta dos elementos HTML.</text:p>
      <text:p text:style-name="P2">É importante utilizar a semântica HTML (POSH – Plain Old Semantic Html), ou seja, utilizar corretamente os elementos, cada qual com seu proposito, o maximo possível.</text:p>
      <text:h text:style-name="P32" text:outline-level="2">Semântica</text:h>
      <text:p text:style-name="P3">Apesar de ser possível usar a combinação de Css e Javascript para fazer com que qualquer elemento HTML se comporte da forma desejada, é mais vantajoso usar <text:span text:style-name="T1">o elemento correto para a finalidade correta.</text:span></text:p>
      <text:p text:style-name="P4"><text:span text:style-name="T1">O elemento certo vai possuir vários estilos já aplicados nele por padrão, vai estar embutido com padrões de acessibilidade, </text:span><text:span text:style-name="T2">como a acessibilidade pelo teclado (navegar através do tab e ativar utilizando Enter / Return)</text:span><text:span text:style-name="T1"> e a semantica HTML não vai demorar mais pra escrever do que a versão não semantica.</text:span></text:p>
      <text:h text:style-name="P35" text:outline-level="3">Vantagens da semântica</text:h>
      <text:p text:style-name="P5">Mais facil de ser desenvolvida - Possui funcionalidades por padrão e torna o codigo mais facil de ser lido e entendido.</text:p>
      <text:p text:style-name="P5"/>
      <text:p text:style-name="P5">Melhor nos dispositivos móveis - A semantica é mais leve que o não-semântico em comparação de tamanho de arquivos e é mais facil de ser adaptado ao responsivo.</text:p>
      <text:p text:style-name="P5"/>
      <text:p text:style-name="P5">Bom para o SEO - Mecanismos de busca dão mais importância para palavras-chave que são incluidas em titulos, links etc. Do que para palavras-chave incluidas em &lt;div&gt; não semântica.</text:p>
      <text:h text:style-name="P32" text:outline-level="2"><text:soft-page-break/>Conteudo Textual</text:h>
      <text:p text:style-name="P6">Uma das melhores formas de ajudar um leitor de tela a interpretar uma pagina é criar uma boa e consistente estrutura de titulos, paráfrafos, listas etc. </text:p>
      <text:p text:style-name="P6"/>
      <text:p text:style-name="P6"><text:span text:style-name="T6">Fazendo isso a</text:span><text:span text:style-name="T4"> navegação com o leitor de tela se tornará mais facil:</text:span></text:p>
      <text:p text:style-name="P6"><text:span text:style-name="T5">- O leitor de tela </text:span><text:span text:style-name="T6">vai ler</text:span><text:span text:style-name="T5"> cada titulo a medida que o conteudo é progredido, notificando ao usuario o que é um titulo, paragrafo etc.</text:span></text:p>
      <text:p text:style-name="P6"><text:span text:style-name="T5">- Ele </text:span><text:span text:style-name="T6">irá </text:span><text:span text:style-name="T5">para</text:span><text:span text:style-name="T6">r</text:span><text:span text:style-name="T5"> a cada elemento, deixando ir na velocidade em que é mais confortavel. </text:span></text:p>
      <text:p text:style-name="P6"><text:span text:style-name="T6">- Será possível </text:span><text:span text:style-name="T5">Pular para o titulo mais próximo / anterior.</text:span></text:p>
      <text:p text:style-name="P38">- Uma lista poderá ser criada com todos os titulos, permitindo a navegação em um sumario para encontrar conteudos especificos.</text:p>
      <text:h text:style-name="P32" text:outline-level="2">Linguagem Clara</text:h>
      <text:p text:style-name="P7">A linguagem usada tambem pode afetar a acessibilidade. Geralmente é necessario usar uma linguagem clara, que não é complexa e que não use jargões ou girias desnecessarias. Evitar linguagem ou caracteres que não podem ser lidos ou entendidos bem por um leitor de tela (traços, abreviações, acrônimos etc.). Isso vai trazer beneficios para pessoas com deficiência cognitiva, que não estão lendo em sua primeira língua e para leitores jovens.</text:p>
      <text:h text:style-name="P32" text:outline-level="2">Layouts de páginas</text:h>
      <text:p text:style-name="P8">Para criar layouts é necessario usar a semantica do HTML5, onde o elemento vai especificar o tipo de conteudo que terá dentro dele, qual será a função desse conteudo, em qual posição vai estar etc. Fazendo com que os usuarios de leitores de tela tenham mais dicas sobre o conteudo no qual esta sendo navegado.</text:p>
      <text:p text:style-name="P8"/>
      <text:h text:style-name="P32" text:outline-level="2"><text:soft-page-break/>Controles de UI</text:h>
      <text:p text:style-name="P9">Deve ser analisado os principios de acessibilidade ao criar controles de UI. P<text:span text:style-name="T7">artes do documento que os usuario interagem, como botões, links e formularios.</text:span></text:p>
      <text:p text:style-name="P9"/>
      <text:p text:style-name="P10">Por padrão esses controles podem ser acessados pelo teclado. <text:span text:style-name="T8">Navegando através do foco pelo Tab ou seguindo um link, apertando um botão e começando a escrever no formulario pelo Enter / Return. Cada elemento possui controles diferentes.</text:span></text:p>
      <text:p text:style-name="P11">Esse comportamento é conseguido de graça apenas utilizando elementos apropriados.</text:p>
      <text:h text:style-name="P36" text:outline-level="3">Aplicando a acessibilidade do teclado</text:h>
      <text:p text:style-name="P13">Quando não é possível utilizar algum elemento semântico que possui funcionalidades uteis, é necessario tentar <text:span text:style-name="T10">refazer</text:span> essas funcionalidades.</text:p>
      <text:p text:style-name="P13"/>
      <text:p text:style-name="P13"><text:span text:style-name="T3">Elementos Focaveis:</text:span> <text:span text:style-name="T9">É possível adicionar a capacidade de um elemento ser focado, através do atributo tabindex e do valor 0.</text:span></text:p>
      <text:p text:style-name="P25">&lt;div tabindex=”0”&gt;Botão&lt;/div&gt; </text:p>
      <text:p text:style-name="P7"/>
      <text:p text:style-name="P12">Esse atributo vai permitir que os elementos tabulares tenha uma ordem de tabulação personalizada. Isso deve ser feito apenas se realmente for necessario, pois pode causar grandes confusões.</text:p>
      <text:p text:style-name="P7"/>
      <text:p text:style-name="P13">tabindex=”0” - Permite que elementos que não podem ser tabulados se tornem tabuláveis.</text:p>
      <text:p text:style-name="P13">tabindex=”-1” - Permite que elementos não tabulaveis recebam foco de maneira programática (via javascript ou como alvo de links).</text:p>
      <text:p text:style-name="P7"/>
      <text:p text:style-name="P14"><text:soft-page-break/><text:span text:style-name="T3">Elementos Ativaveis:</text:span> Para fazer um elemento poder ser ativado pela tecla Enter / Return é preciso adicionar um truque de javascript:</text:p>
      <text:p text:style-name="P26">document.onkeydown = function(event) { </text:p>
      <text:p text:style-name="P26"><text:span text:style-name="T11"><text:s text:c="5"/></text:span>if(event.keyCode == 13) { document.activeElement.click( ) } </text:p>
      <text:p text:style-name="P26">} </text:p>
      <text:p text:style-name="P7"/>
      <text:p text:style-name="P15">Isso vai acrescentar problemas extras para construir a funcionalidade de volta, por isso, apesar de ser o método usado quando necessario, não é recomendado.</text:p>
      <text:h text:style-name="P36" text:outline-level="3">Rótulos de texto</text:h>
      <text:p text:style-name="P16">Os rotulos de texto são muito uteis para todos os usuarios, mas deixa-los claros e simples é particularmente importante para usuarios com deficiencias.</text:p>
      <text:p text:style-name="P16"/>
      <text:p text:style-name="P16">Os botões e links devem ter textos compreensiveis e distintos. Não é indicado usar apenas “Clique Aqui”, pois os usuarios de leitores de tela podem utilizar atalhos para exibir/ouvir listas de botões, controles de formularios e não identifica-los adequadamente.</text:p>
      <text:p text:style-name="P17">Para garantir que os rotulos estejam semânticos é preciso verificar se fazem sentido fora de contexto, lidos individualmente e no contexto do paragrafo que estão.</text:p>
      <text:p text:style-name="P7"/>
      <text:p text:style-name="P17">As labels tambem são importantes para dar ao usuario um ideia sobre o que precisa ser preenchido em cada entrada de formulario:</text:p>
      <text:p text:style-name="P27">&lt;label for”nome”&gt;Preencha seu nome:&lt;/label&gt; </text:p>
      <text:p text:style-name="P27">&lt;input type=”text” id=”nome” name=”nome”&gt; </text:p>
      <text:p text:style-name="P27"/>
      <text:p text:style-name="P27"/>
      <text:p text:style-name="P27"/>
      <text:h text:style-name="P33" text:outline-level="2"><text:soft-page-break/>Alternativas em Textos</text:h>
      <text:p text:style-name="P18">Apesar do conteudo textual ser completamente acessivel, o mesmo não pode necessariamente ser dito para conteudo multimídia, já que conteudo de imagem / video não pode ser visto por pessoas com deficiencia visual e conteudo de audio não pode ser ouvido por pessoas com deficiencia auditiva. Por isso as imagens possuem o atributo alt.</text:p>
      <text:p text:style-name="P7"/>
      <text:p text:style-name="P19">O atributo alt é usado por leitores de tela para <text:span text:style-name="T12">exibirem uma descrição da imagem</text:span><text:span text:style-name="T13">. </text:span><text:span text:style-name="T14">Por isso </text:span><text:span text:style-name="T13">deve sempre </text:span><text:span text:style-name="T14">ser fornecido</text:span><text:span text:style-name="T13"> uma representação direta da imagem e o que ela transmite visualmente. Conhecimento pessoal ou descrição extra não deve ser incluido, já que não é util para pessoas que não se depararam com a imagem antes</text:span></text:p>
      <text:p text:style-name="P7"/>
      <text:p text:style-name="P20">Deve ser considerado tambem se a imagem possui algum significado dentro de seu conteudo ou se ela é apenas decorativa. Se for decorativa <text:span text:style-name="T15">é melhor apenas inclui-la na pagina como imagem de fundo através de Css.</text:span></text:p>
      <text:p text:style-name="P20"/>
      <text:p text:style-name="P21">Se for necessario fornecer informações contextuais extras, deverá coloca-las no texto ao redor da imagem ou dentro de um atributo de titulo (title=””). </text:p>
      <text:p text:style-name="P21">Na opção do texto ao redor da imagem, ao invés de usar o atributo alt, a descrição da imagem será apresentada como um paragrafo de texto regular, onde é atribuido um id <text:span text:style-name="T16">no texto</text:span> e o atributo aria-labelledby <text:span text:style-name="T16">na imagem</text:span> para se referir ao id, <text:span text:style-name="T16">que faz com que os leitores de tela usem esse paragrafo como o texto/rotulo alternativo para a imagem. Essa forma é util pra atribuir uma mesma descrição para diversas imagens:</text:span></text:p>
      <text:p text:style-name="P28">&lt;<text:span text:style-name="T16">img src=” ” aria-labelledby=”label“</text:span>&gt; </text:p>
      <text:p text:style-name="P29">&lt;p id=”label”&gt; &lt;/p&gt; </text:p>
      <text:p text:style-name="P21"/>
      <text:p text:style-name="P7"/>
      <text:h text:style-name="P36" text:outline-level="3"><text:soft-page-break/>Outros mecanismos alternativos de textos</text:h>
      <text:p text:style-name="P22">As imagens possuem outros mecanismos disponiveis para fornecer texto descritivo.</text:p>
      <text:p text:style-name="P22"/>
      <text:p text:style-name="P22">O atributo longdesc que serve para apontar para um documento da web separado contendo uma descrição estendida da imagem:</text:p>
      <text:p text:style-name="P30">&lt;img src=” “ longdesc=”info.html”&gt; </text:p>
      <text:p text:style-name="P7"/>
      <text:p text:style-name="P22">A maior desvantagem do longdesc é que ele não é suportado de forma consistente pelos leitores de tela e o conteudo é completamente inacessivel para usuarios que não usam leitores de tela.</text:p>
      <text:p text:style-name="P7"/>
      <text:p text:style-name="P23">Os elementos &lt;figure&gt; e &lt;figcaption&gt; que devem associar uma figura de algum tipo com uma legenda <text:span text:style-name="T17">não são reconhecidos pelos leitores de telas, mas continuam sendo uma </text:span>boa forma de inserir uma descrição da imagem</text:p>
      <text:h text:style-name="P36" text:outline-level="3">Alt vazio</text:h>
      <text:p text:style-name="P24">A vantagem de deixar um alt vazio mesmo a imagem sendo apenas decorativa, é para que os leitores reconheçam a imagem, mas não tentem descreve-la, já que geralmente muitos leitores acabam anunciando a URL inteira da imagem.</text:p>
      <text:h text:style-name="P32" text:outline-level="2">Link</text:h>
      <text:p text:style-name="P40"><text:a xlink:type="simple" xlink:href="https://developer.mozilla.org/en-US/docs/Learn/Accessibility/HTML" text:style-name="Internet_20_link" text:visited-style-name="Visited_20_Internet_20_Link">https://developer.mozilla.org/en-US/docs/Learn/Accessibility/HTML</text:a> </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3:45:53.739831205</meta:creation-date>
    <dc:date>2023-06-27T09:10:39.616408327</dc:date>
    <meta:editing-duration>PT1H8M53S</meta:editing-duration>
    <meta:editing-cycles>12</meta:editing-cycles>
    <meta:generator>LibreOffice/7.0.4.2$Linux_X86_64 LibreOffice_project/00$Build-2</meta:generator>
    <meta:document-statistic meta:table-count="0" meta:image-count="0" meta:object-count="0" meta:page-count="6" meta:paragraph-count="62" meta:word-count="1211" meta:character-count="7618" meta:non-whitespace-character-count="6450"/>
  </office:meta>
</office:document-meta>
</file>